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HF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0.15985" calcext:value-type="float">
            <text:p>30.15985</text:p>
          </table:table-cell>
          <table:table-cell table:formula="of:=180-[.C2]" office:value-type="float" office:value="149.84015" calcext:value-type="float">
            <text:p>149.8401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0.16122" calcext:value-type="float">
            <text:p>30.16122</text:p>
          </table:table-cell>
          <table:table-cell table:formula="of:=180-[.C3]" office:value-type="float" office:value="149.83878" calcext:value-type="float">
            <text:p>149.8387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0.15944" calcext:value-type="float">
            <text:p>30.15944</text:p>
          </table:table-cell>
          <table:table-cell table:formula="of:=180-[.C4]" office:value-type="float" office:value="149.84056" calcext:value-type="float">
            <text:p>149.84056</text:p>
          </table:table-cell>
        </table:table-row>
      </table:table>
      <table:table table:name="UHF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0.00036" calcext:value-type="float">
            <text:p>30.00036</text:p>
          </table:table-cell>
          <table:table-cell table:formula="of:=180-[.C2]" office:value-type="float" office:value="149.99964" calcext:value-type="float">
            <text:p>149.9996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0.0001" calcext:value-type="float">
            <text:p>30.0001</text:p>
          </table:table-cell>
          <table:table-cell table:formula="of:=180-[.C3]" office:value-type="float" office:value="149.9999" calcext:value-type="float">
            <text:p>149.999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9.99967" calcext:value-type="float">
            <text:p>29.99967</text:p>
          </table:table-cell>
          <table:table-cell table:formula="of:=180-[.C4]" office:value-type="float" office:value="150.00033" calcext:value-type="float">
            <text:p>150.00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09T18:52:18.158483550</meta:creation-date>
    <dc:date>2016-03-09T18:56:32.813201712</dc:date>
    <dc:creator>Andre </dc:creator>
    <meta:editing-duration>PT7S</meta:editing-duration>
    <meta:editing-cycles>2</meta:editing-cycles>
    <meta:generator>LibreOffice/4.2.8.2$Linux_X86_64 LibreOffice_project/420m0$Build-2</meta:generator>
    <meta:document-statistic meta:table-count="2" meta:cell-count="18" meta:object-count="0"/>
  </office:meta>
</office:document-meta>
</file>